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C21000052955FB9FE66.svm"/>
  <manifest:file-entry manifest:media-type="" manifest:full-path="Pictures/2000000700007AE4000051F603336991.svm"/>
  <manifest:file-entry manifest:media-type="" manifest:full-path="Pictures/2000000700006B9800005260F2A295B1.svm"/>
  <manifest:file-entry manifest:media-type="" manifest:full-path="Pictures/2000000700006BCD000051C244741962.svm"/>
  <manifest:file-entry manifest:media-type="" manifest:full-path="Pictures/2000000700006FEF0000518D4E32F0DF.svm"/>
  <manifest:file-entry manifest:media-type="" manifest:full-path="Pictures/2000000700007F70000051C23086BBCE.svm"/>
  <manifest:file-entry manifest:media-type="" manifest:full-path="Pictures/2000000700007C8B000051C202D343D6.svm"/>
  <manifest:file-entry manifest:media-type="" manifest:full-path="Pictures/20000007000070DC0000508402AFC28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Footnote">
      <style:paragraph-properties fo:margin-left="0cm" fo:margin-right="0cm" fo:text-align="justify" style:justify-single-word="false" fo:text-indent="0cm" style:auto-text-indent="false"/>
    </style:style>
    <style:style style:name="P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Courier New" fo:font-size="11pt" fo:font-style="normal" style:font-size-asian="11pt" style:font-style-asian="normal" style:font-size-complex="11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solid"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6666ff"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FUNDAMENTALS</text:p>
      <text:p text:style-name="P1"/>
      <text:p text:style-name="P2"/>
      <text:p text:style-name="P3">=&gt; Based on CCNA Training :</text:p>
      <text:p text:style-name="P3"><text:a xlink:type="simple" xlink:href="https://www.youtube.com/playlist?list=PLh94XVT4dq02frQRRZBHzvj2hwuhzSByN" text:style-name="Internet_20_link" text:visited-style-name="Visited_20_Internet_20_Link">https://www.youtube.com/playlist?list=PLh94XVT4dq02frQRRZBHzvj2hwuhzSByN</text:a></text:p>
      <text:p text:style-name="P3"/>
      <text:p text:style-name="P3"/>
      <text:p text:style-name="P3"/>
      <text:p text:style-name="P3"/>
      <text:p text:style-name="P6">CCNA DAY 1</text:p>
      <text:p text:style-name="P6">Fundamentals</text:p>
      <text:p text:style-name="P5"/>
      <text:p text:style-name="P7">Revenons aux extrêmes fondamentaux : qu'est-ce qu'un réseau (network). Un réseau permet à différents ordinateurs de communiquer entre eux, tout simplement (quel que soit l'Operating System de ces ordinateurs, qu'ils soient des serveurs, PC, téléphones, ...). Tous ces appareils de réseau communiquent entre eux en connaissant le "langage réseau" (basé sur le modèle OSI), ce qui leur permet de communiquer.</text:p>
      <text:p text:style-name="P7"/>
      <text:p text:style-name="P7"/>
      <text:p text:style-name="P4">Comment internet fonctionne ?</text:p>
      <text:p text:style-name="P4"/>
      <text:p text:style-name="P7"><draw:frame draw:style-name="fr1" draw:name="images1" text:anchor-type="paragraph" svg:width="11.79cm" svg:height="8.41cm" draw:z-index="0"><draw:image xlink:href="Pictures/20000007000070DC0000508402AFC280.svm" xlink:type="simple" xlink:show="embed" xlink:actuate="onLoad"/></draw:frame></text:p>
      <text:p text:style-name="P7">Le schéma ci-dessus représente la forme la plus basique de réseau : deux ordinateurs, reliés par un cable (en LAN donc, on passe pas par internet ici). Ce cable est un cable "CAT 5", faisant partie d'une catégorie de cables spécifiquements conçus pour transmettre des données en réseau<text:note text:id="ftn1" text:note-class="footnote"><text:note-citation>1</text:note-citation><text:note-body><text:p text:style-name="P8"><text:s/>: Désormais, les cables CAT 5E a presque entièrement remplacé le 5, car il est bien plus efficace et permet d'effectuer le transfert des données à 1000 Mpbs. Le CAT 6 arrive également sur le marché, encore plus rapide.</text:p></text:note-body></text:note>. Ce cable est constitué de 4 paires de fils de cuivre torsadés, donc 8 cables au total. Ces cables sont connectés à un embout RJ45, qui, lorsque connecté à un autre ordinateur, permet de lui transférer des données par le biais de ces 8 cables. Le mode de communication décrit ici est Ethernet.</text:p>
      <text:p text:style-name="P7"/>
      <text:p text:style-name="P7">Ici on a vu comment relier deux ordinateurs entre eux, mais que se passe-t-il si on a plus de 2 ordinateurs, disons 5 ordinateurs ? On pourrait continuer à ajouter des ports Ethernet et des cables à l'infini, mais ce ne serait pas très pratique. Du coup, on a une structure comme celle-ci (toujours en LAN) :</text:p>
      <text:p text:style-name="P7"><text:soft-page-break/></text:p>
      <text:p text:style-name="P7"><draw:frame draw:style-name="fr1" draw:name="images2" text:anchor-type="paragraph" svg:width="11.298cm" svg:height="7.516cm" draw:z-index="1"><draw:image xlink:href="Pictures/2000000700007C21000052955FB9FE66.svm" xlink:type="simple" xlink:show="embed" xlink:actuate="onLoad"/></draw:frame></text:p>
      <text:p text:style-name="P7">On place au centre une <text:span text:style-name="T1">networking device</text:span><text:span text:style-name="T2"> (Hub, ou Switch, on verra ce que c'est ensuite). Les données vont passer par cette </text:span><text:span text:style-name="T1">networking device</text:span><text:span text:style-name="T2">, pour être ensuite redirigées vers l'ordinateur de destination (grâce aux adresses IP, on verra ça ensuite).</text:span></text:p>
      <text:p text:style-name="P9"/>
      <text:p text:style-name="P7"><text:span text:style-name="T2">Tout ce qu'on a décrit jusqu'ici, se passait en local (au sein d'une entreprise par exemple) : les données sont transférées au sein d'un réseau local, les ordinateurs appartiennent tous à une organisations, sont regroupés et connectés à la même </text:span><text:span text:style-name="T1">networking device </text:span><text:span text:style-name="T2">qui leur permet de communiquer. </text:span></text:p>
      <text:p text:style-name="P9"/>
      <text:p text:style-name="P9">Maintenant, imaginons que ces ordinateurs n'aient pas uniquement besoin de communiquer entre eux, mais aient également besoin de communiquer avec des ordinateurs appartenant à un autre réseau LAN (Local Area Network). Par exemple, d'autres bureaux de l'entreprise situés dans une autre ville. Une façon de relier ces LAN serait de créer un cable allant d'une ville à l'autre, mais cela ne parait pas vraiment réaliste. Il va en réalité falloir passer par un réseau WAN (Wide Area Network).</text:p>
      <text:p text:style-name="P9"/>
      <text:p text:style-name="P9"/>
      <text:p text:style-name="P9"/>
      <text:p text:style-name="P9"/>
      <text:p text:style-name="P9"><draw:frame draw:style-name="fr1" draw:name="images3" text:anchor-type="paragraph" svg:width="13.139cm" svg:height="8.43cm" draw:z-index="2"><draw:image xlink:href="Pictures/2000000700007F70000051C23086BBCE.svm" xlink:type="simple" xlink:show="embed" xlink:actuate="onLoad"/></draw:frame><text:soft-page-break/></text:p>
      <text:p text:style-name="P7"><text:span text:style-name="T2">Ce qu'on fait, c'est qu'on va connecter notre LAN à notre ISP local (Internet Service Provider). Comment ? On connecte notre Switch (</text:span><text:span text:style-name="T1">networking device</text:span><text:span text:style-name="T2">) à une prise dans notre mur, qui relie l'ISP à notre bâtiment.</text:span></text:p>
      <text:p text:style-name="P9"/>
      <text:p text:style-name="P9">Cet ISP a déjà une infrastructure mise en place, qui le relie aux autres ISP des autres villes par des cables permettant de transmettre des données à grande vitesse. Et le bureau dans l'autre ville est également relié à son ISP local, ce qui lui permet de recevoir les données transmises par le biais des ISP. </text:p>
      <text:p text:style-name="P9"/>
      <text:p text:style-name="P9">Et en réalité, Internet n'est rien d'autre qu'un énorme assemblage de WAN, qui connecte un encore plus énorme nombre de LAN entre eux (les foyers, entreprises...) par le biais des routeurs des ISPs. Certains LAN mettant à disposition des autres des infrastructures de communication, des ressources (serveurs web) etc... Imaginons qu'on veuille transférer des données d'un LAN à Bangalore à un LAN à New-York : ces données vont passer par différents routeurs d'ISP formant différents WAN, avant d'atteindre leur destination. La combinaison de ces WAN permettant le transfert de données à l'échelle de la planète est appelée "Internet" :</text:p>
      <text:p text:style-name="P9"/>
      <text:p text:style-name="P9"/>
      <text:p text:style-name="P9"><draw:frame draw:style-name="fr2" draw:name="images6" text:anchor-type="paragraph" svg:width="9.573cm" svg:height="7.329cm" draw:z-index="5"><draw:image xlink:href="Pictures/2000000700006B9800005260F2A295B1.svm" xlink:type="simple" xlink:show="embed" xlink:actuate="onLoad"/></draw:frame></text:p>
      <text:p text:style-name="P7"><text:soft-page-break/><text:span text:style-name="T2">Du coup, le fonctionnement des applications sur Internet est plutôt simple. Youtube a placé des serveurs accessibles publiquement sur Internet (aux USA par exemple). Lorsque je tape </text:span><text:span text:style-name="T4">https://youtube.com</text:span><text:span text:style-name="T2"> dans mon browser, j'envoie une requête au serveur publique Youtube par le biais d'internet : donne-moi la page HTML demandée. Youtube répond par le biais d'internet : voici la page que tu as demandé, et la page d'accueil de youtube s'affiche.</text:span></text:p>
      <text:p text:style-name="P9"/>
      <text:p text:style-name="P9"/>
      <text:p text:style-name="P9"><draw:frame draw:style-name="fr2" draw:name="images4" text:anchor-type="paragraph" svg:width="13.289cm" svg:height="8.722cm" draw:z-index="3"><draw:image xlink:href="Pictures/2000000700007C8B000051C202D343D6.svm" xlink:type="simple" xlink:show="embed" xlink:actuate="onLoad"/></draw:frame></text:p>
      <text:p text:style-name="P9"/>
      <text:p text:style-name="P10">Bits and bytes for networking :</text:p>
      <text:p text:style-name="P9"/>
      <text:p text:style-name="P9"><draw:frame draw:style-name="fr2" draw:name="images5" text:anchor-type="paragraph" svg:width="14.542cm" svg:height="10.594cm" draw:z-index="4"><draw:image xlink:href="Pictures/2000000700006FEF0000518D4E32F0DF.svm" xlink:type="simple" xlink:show="embed" xlink:actuate="onLoad"/></draw:frame></text:p>
      <text:p text:style-name="P7"><text:span text:style-name="T2">Comme on le sait, un </text:span><text:span text:style-name="T1">bit</text:span><text:span text:style-name="T2"> est la plus petite information qu'un ordinateur peut comprendre : il s'agit </text:span><text:soft-page-break/><text:span text:style-name="T2">donc d'un 0 ou d'un 1. Un </text:span><text:span text:style-name="T1">byte </text:span><text:span text:style-name="T2">est une association de 8 </text:span><text:span text:style-name="T1">bits</text:span><text:span text:style-name="T2">.</text:span></text:p>
      <text:p text:style-name="P9"/>
      <text:p text:style-name="P7"><text:span text:style-name="T2">Les données sont toujours mesurées en </text:span><text:span text:style-name="T1">bytes</text:span><text:span text:style-name="T2"> (KB, MB, GB) : si j'ai 8 GB de RAM, cela veut dire que ma mémoire vive peut contenir jusqu'à 8 Giga Bytes en même temps.</text:span></text:p>
      <text:p text:style-name="P9"/>
      <text:p text:style-name="P7"><text:span text:style-name="T2">La vitesse de transfert des données, quant à elle, est mesurée en </text:span><text:span text:style-name="T1">bits</text:span><text:span text:style-name="T2"> (Kb/s, Mb/s, Gb/s). Donc si j'ai une vitesse de connexion de 1 Mb/s, cela veut dire que 1 Mega Bit est transféré par seconde au travers du réseau.</text:span></text:p>
      <text:p text:style-name="P9"/>
      <text:p text:style-name="P9">En aillant ces informations en tête, reprenons le schéma d'Internet que nous avons vu plus haut :</text:p>
      <text:p text:style-name="P9"/>
      <text:p text:style-name="P9"/>
      <text:p text:style-name="P9"/>
      <text:p text:style-name="P9"/>
      <text:p text:style-name="P9"><draw:frame draw:style-name="fr2" draw:name="images7" text:anchor-type="paragraph" svg:width="10.594cm" svg:height="8.11cm" draw:z-index="6"><draw:image xlink:href="Pictures/2000000700006B9800005260F2A295B1.svm" xlink:type="simple" xlink:show="embed" xlink:actuate="onLoad"/></draw:frame></text:p>
      <text:p text:style-name="P9">Il y a 3 facteurs à prendre en compte pour étudier le transfert des données depuis le bureau de Bangalore jusqu'au bureau de New York.</text:p>
      <text:p text:style-name="P9"/>
      <text:list xml:id="list7439887388529473786" text:style-name="L1">
        <text:list-item>
          <text:p text:style-name="P11"><text:span text:style-name="T2">Premièrement, </text:span><text:span text:style-name="T3">la vitesse</text:span><text:span text:style-name="T2">. Imaginons qu'on ait une vitesse de transmission des données de 100 Mb/s de notre ordinateur à notre routeur (en Ethernet). Pourra-t-on envoyer des données à une vitesse de 100 Mb/s au bureau de New York ? Non, car de notre </text:span><text:span text:style-name="T1">Gateway Router </text:span><text:span text:style-name="T2">au routeur de l'ISP de Bangalore, la vitesse de transmission n'est que de 1 Mb/s, les données ne pourront circuler qu'à cette vitesse. Imaginons que cela n'ait pas été le cas, et que du </text:span><text:span text:style-name="T1">Gateway Router </text:span><text:span text:style-name="T2">au routeur ISP Bangalore il y ait également eu une vitesse de 100 Mb/s ; cependant, du routeur "Mumbai" au routeur "Dubai", il n'y a qu'une vitesse de 10 Mb/s : de même, les données ne pourront circuler qu'à une vitesse maximale de 10 Mb/s. Bref, les données ciruclent à la vitesse la plus faible unissant deux noeuds du réseau.</text:span></text:p>
        </text:list-item>
        <text:list-item>
          <text:p text:style-name="P11"><text:span text:style-name="T2">Deuxièmement, </text:span><text:span text:style-name="T3">le délai</text:span><text:span text:style-name="T2">. Imaginons qu'on ne veuille pas transférer des données depuis Bangalore jusqu'à New York, mais de Boston jusqu'à New York. Les deux bureaux sont bien plus proches, et le nombre de noeuds par lesquels les données devront transiter est bien plus faible, donc le transfert pourra également être plus rapide, c'est un autre facteur</text:span><text:span text:style-name="T2"><text:note text:id="ftn2" text:note-class="footnote"><text:note-citation>2</text:note-citation><text:note-body><text:p text:style-name="P8"><text:s/>: C'est d'ailleurs pourquoi les grosses entreprises comme Google ou Youtube ont des serveurs dans quasiment tous les pays, et connectent les utilisateurs aux serveurs les plus proches de chez eux, pour un délai réduit.</text:p></text:note-body></text:note></text:span><text:span text:style-name="T2">.</text:span></text:p>
        </text:list-item>
        <text:list-item>
          <text:p text:style-name="P11"><text:span text:style-name="T2">Troisièmement, </text:span><text:span text:style-name="T3">la disponibilité</text:span><text:span text:style-name="T2">. Imaginons dans notre schéma que le lien entre l'ISP de Dubai et celui de Cairo n'est pas disponible (surchargé, en panne...). Alors les données </text:span><text:soft-page-break/><text:span text:style-name="T2">devront prendre un autre chemin (par la Russie etc...), ce qui rallongera le temps de transfert, c'est donc un troisième facteur.</text:span></text:p>
        </text:list-item>
      </text:list>
      <text:p text:style-name="P9"/>
      <text:p text:style-name="P9"/>
      <text:p text:style-name="P9"/>
      <text:p text:style-name="P9"/>
      <text:p text:style-name="P9"/>
      <text:p text:style-name="P9"/>
      <text:p text:style-name="P9"/>
      <text:p text:style-name="P9"/>
      <text:p text:style-name="P9"/>
      <text:p text:style-name="P10">Network topology :</text:p>
      <text:p text:style-name="P9"/>
      <text:p text:style-name="P7"><text:span text:style-name="T2">Il y a 3 topologies fondamentales de réseau : </text:span><text:span text:style-name="T3">Star topology</text:span><text:span text:style-name="T2">, </text:span><text:span text:style-name="T3">Ring topology</text:span><text:span text:style-name="T2">, </text:span><text:span text:style-name="T3">Bus topology</text:span><text:span text:style-name="T2">.</text:span></text:p>
      <text:p text:style-name="P9"/>
      <text:p text:style-name="P9"><draw:frame draw:style-name="fr1" draw:name="images8" text:anchor-type="paragraph" svg:width="13.035cm" svg:height="9.885cm" draw:z-index="7"><draw:image xlink:href="Pictures/2000000700006BCD000051C244741962.svm" xlink:type="simple" xlink:show="embed" xlink:actuate="onLoad"/></draw:frame><draw:circle text:anchor-type="paragraph" draw:z-index="8" draw:style-name="gr1" draw:text-style-name="P12" svg:width="0.451cm" svg:height="0.451cm" svg:x="7.502cm" svg:y="7.295cm"><text:p/></draw:circle><draw:circle text:anchor-type="paragraph" draw:z-index="9" draw:style-name="gr1" draw:text-style-name="P12" svg:width="0.451cm" svg:height="0.451cm" svg:x="8.296cm" svg:y="7.216cm"><text:p/></draw:circle><draw:circle text:anchor-type="paragraph" draw:z-index="10" draw:style-name="gr1" draw:text-style-name="P12" svg:width="0.451cm" svg:height="0.451cm" svg:x="9.804cm" svg:y="7.311cm"><text:p/></draw:circle><draw:ellipse text:anchor-type="paragraph" draw:z-index="11" draw:style-name="gr1" draw:text-style-name="P12" svg:width="0.53cm" svg:height="0.451cm" svg:x="11.18cm" svg:y="7.205cm"><text:p/></draw:ellipse><draw:ellipse text:anchor-type="paragraph" draw:z-index="12" draw:style-name="gr1" draw:text-style-name="P12" svg:width="0.398cm" svg:height="0.451cm" svg:x="12.158cm" svg:y="7.258cm"><text:p/></draw:ellipse><draw:line text:anchor-type="paragraph" draw:z-index="13" draw:style-name="gr2" draw:text-style-name="P12" svg:x1="10.677cm" svg:y1="8.248cm" svg:x2="10.677cm" svg:y2="6.793cm"><text:p/></draw:line></text:p>
      <text:p text:style-name="P9"/>
      <text:p text:style-name="P7"><text:span text:style-name="T2">&gt; </text:span><text:span text:style-name="T3">Star topology </text:span><text:span text:style-name="T2">: chaque ordinateur est connecté à une </text:span><text:span text:style-name="T1">networking device </text:span><text:span text:style-name="T2">centrale. Si le lien entre un ordinateur et la </text:span><text:span text:style-name="T1">networking device </text:span><text:span text:style-name="T2">centrale est rompu, cela n'affecte pas les autres ordinateurs, qui peuvent encore communiquer entre eux.</text:span></text:p>
      <text:p text:style-name="P9"/>
      <text:p text:style-name="P7"><text:span text:style-name="T2">&gt; </text:span><text:span text:style-name="T3">Ring topology</text:span><text:span text:style-name="T2"> : chaque ordinateur est connecté à un autre appareil. Si le lien entre l'ordinateur du haut et l'ordinateur en bas à gauche est rompu, ces deux ordinateurs peuvent encore communiquer, en passant par l'ordinateur en bas à droite.</text:span></text:p>
      <text:p text:style-name="P9"/>
      <text:p text:style-name="P7"><text:span text:style-name="T2">&gt; </text:span><text:span text:style-name="T3">Bus topology</text:span><text:span text:style-name="T2"> : chaque ordinateur est connecté à sa </text:span><text:span text:style-name="T1">networking device</text:span><text:span text:style-name="T2">. Imaginons que le lien entre les </text:span><text:span text:style-name="T1">networking devices </text:span><text:span text:style-name="T2">est rompu suivant la ligne rouge : les deux ordinateurs de droite peuvent encore communiquer entre eux, les trois ordinateurs de gauche aussi, mais les ordinateurs de gauche ne peuvent plus communiquer avec les ordinateurs de droite.</text:span></text:p>
      <text:p text:style-name="P9"/>
      <text:p text:style-name="P9"/>
      <text:p text:style-name="P9">Quelle est la configuration d'un réseau aujourd'hui ? Prenons l'exemple d'un réseau qu'on pourrait <text:soft-page-break/>trouver dans la vraie vie :</text:p>
      <text:p text:style-name="P9"><draw:frame draw:style-name="fr2" draw:name="images9" text:anchor-type="paragraph" svg:width="11.441cm" svg:height="7.631cm" draw:z-index="14"><draw:image xlink:href="Pictures/2000000700007AE4000051F603336991.svm" xlink:type="simple" xlink:show="embed" xlink:actuate="onLoad"/></draw:frame><draw:line text:anchor-type="paragraph" draw:z-index="15" draw:style-name="gr2" draw:text-style-name="P12" svg:x1="8.878cm" svg:y1="7.048cm" svg:x2="8.878cm" svg:y2="5.593cm"><text:p/></draw:line></text:p>
      <text:p text:style-name="P7"><text:span text:style-name="T2">On voit ici que lorsqu'on considère chaque Switch, les réseaux ont une </text:span><text:span text:style-name="T3">star topology</text:span><text:span text:style-name="T2"> : l'iMac, le Windows PC et le système Linux sont connectés à la Switch centrale dans une configuration d'étoile, de même pour les serveurs, de même pour les appareils connectés en Wifi.</text:span></text:p>
      <text:p text:style-name="P9"/>
      <text:p text:style-name="P7"><text:span text:style-name="T2">Cependant, imaginons que le réseau soit coupé le long du trait rouge ci-dessus. Les appareils du réseau "Switch + WiFi AP" peuvent encore communiquer entre eux, mais n'ont plus accès au reste du réseau, dont les appareils peuvent encore communiquer entre eux, mais plus avec le réseau "Switch + WiFi AP" : ce qui rappelle une </text:span><text:span text:style-name="T3">bus topology</text:span><text:span text:style-name="T2">.</text:span></text:p>
      <text:p text:style-name="P9">Parfois, on aura même un réseau de ce type (avec les traits bleus) :</text:p>
      <text:p text:style-name="P9"><draw:frame draw:style-name="fr2" draw:name="images10" text:anchor-type="paragraph" svg:width="12.767cm" svg:height="8.513cm" draw:z-index="16"><draw:image xlink:href="Pictures/2000000700007AE4000051F603336991.svm" xlink:type="simple" xlink:show="embed" xlink:actuate="onLoad"/></draw:frame><draw:line text:anchor-type="paragraph" draw:z-index="19" draw:style-name="gr3" draw:text-style-name="P12" svg:x1="7.089cm" svg:y1="6.179cm" svg:x2="11.455cm" svg:y2="3.083cm"><text:p/></draw:line><draw:line text:anchor-type="paragraph" draw:z-index="18" draw:style-name="gr3" draw:text-style-name="P12" svg:x1="11.455cm" svg:y1="4.724cm" svg:x2="11.693cm" svg:y2="3.216cm"><text:p/></draw:line><draw:line text:anchor-type="paragraph" draw:z-index="17" draw:style-name="gr2" draw:text-style-name="P12" svg:x1="8.719cm" svg:y1="7.223cm" svg:x2="8.719cm" svg:y2="5.768cm"><text:p/></draw:line></text:p>
      <text:p text:style-name="P9"/>
      <text:p text:style-name="P7"><text:span text:style-name="T2">Dans un tel cas de figure, même si le lien barré par le trait rouge est tombé, le réseau "Switch + WiFi AP" pourra communiquer avec les serveurs et les systèmes informatiques, par une configuration rappelant la </text:span><text:span text:style-name="T3">ring topology</text:span><text:span text:style-name="T2">.</text:span></text:p>
      <text:p text:style-name="P9"/>
      <text:p text:style-name="P7"><text:span text:style-name="T2">C'est pourquoi on considère aujourd'hui que les réseaux ont une </text:span><text:span text:style-name="T3">configuration hybride</text:span><text:span text:style-name="T2">, qui empreinte aux différentes topology que nous avons vu plus ha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3M3S</meta:editing-duration>
    <meta:editing-cycles>5</meta:editing-cycles>
    <meta:generator>OpenOffice/4.1.11$Win32 OpenOffice.org_project/4111m1$Build-9808</meta:generator>
    <dc:date>2022-02-05T13:39:25.87</dc:date>
    <meta:document-statistic meta:table-count="0" meta:image-count="10" meta:object-count="0" meta:page-count="7" meta:paragraph-count="38" meta:word-count="1494" meta:character-count="8928"/>
    <meta:user-defined meta:name="Info 1"/>
    <meta:user-defined meta:name="Info 2"/>
    <meta:user-defined meta:name="Info 3"/>
    <meta:user-defined meta:name="Info 4"/>
  </office:meta>
</office:document-meta>
</file>